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999999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999999" style:font-name="Liberation Serif"/>
    </style:style>
    <style:style style:name="T2" style:family="text">
      <style:text-properties style:font-name="Liberation Sans1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6.986cm" svg:height="6.986cm" svg:x="10.001cm" svg:y="4cm">
            <text:p text:style-name="P1"><text:span text:style-name="T1">(site_name)</text:span></text:p>
            <text:p text:style-name="P1">OpenSoftIP</text:p>
            <text:p text:style-name="P1"><text:span text:style-name="T1">(category)</text:span></text:p>
            <text:p text:style-name="P1"><text:span text:style-name="T2">Software </text:span></text:p>
            <text:p text:style-name="P1"><text:span text:style-name="T1">(location) </text:span></text:p>
            <text:p text:style-name="P1">Los Angeles, CA </text:p>
            <text:p text:style-name="P1"><text:span text:style-name="T3"><text:s/></text:span><text:span text:style-name="T1">(instance/site_id)</text:span></text:p>
            <text:p text:style-name="P1">456325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" draw:id="id1" draw:layer="layout" svg:width="3.302cm" svg:height="3.302cm" svg:x="4.858cm" svg:y="2.794cm">
            <text:p text:style-name="P1"><text:span text:style-name="T1">(user name)</text:span></text:p>
            <text:p text:style-name="P1">Georg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3" draw:id="id3" draw:layer="layout" svg:width="3.302cm" svg:height="3.302cm" svg:x="4.858cm" svg:y="7.239cm">
            <text:p text:style-name="P1"><text:span text:style-name="T1">(user name)</text:span></text:p>
            <text:p text:style-name="P1">Jo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5" draw:id="id5" draw:layer="layout" svg:width="3.302cm" svg:height="3.302cm" svg:x="11.843cm" svg:y="12.319cm">
            <text:p text:style-name="P1"><text:span text:style-name="T1">(user name)</text:span></text:p>
            <text:p text:style-name="P1">Mat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xml:id="id4" draw:id="id4" draw:layer="layout" svg:width="6.986cm" svg:height="6.986cm" svg:x="3.016cm" svg:y="11.747cm">
            <text:p text:style-name="P1"><text:span text:style-name="T1">(site_name)</text:span></text:p>
            <text:p text:style-name="P1">OnlyOHW</text:p>
            <text:p text:style-name="P1"><text:span text:style-name="T1">(category)</text:span></text:p>
            <text:p text:style-name="P1"><text:span text:style-name="T2">Hardware </text:span></text:p>
            <text:p text:style-name="P1"><text:span text:style-name="T1">(location) </text:span></text:p>
            <text:p text:style-name="P1">San Jose, CA </text:p>
            <text:p text:style-name="P1"><text:span text:style-name="T3"><text:s/></text:span><text:span text:style-name="T1">(instance/site_id)</text:span></text:p>
            <text:p text:style-name="P1">467854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8" draw:id="id8" draw:layer="layout" svg:width="6.986cm" svg:height="6.986cm" svg:x="16.668cm" svg:y="11.81cm">
            <text:p text:style-name="P1"><text:span text:style-name="T1">(site_name)</text:span></text:p>
            <text:p text:style-name="P1">LibreResearch</text:p>
            <text:p text:style-name="P1"><text:span text:style-name="T1">(category)</text:span></text:p>
            <text:p text:style-name="P1"><text:span text:style-name="T2">Research </text:span></text:p>
            <text:p text:style-name="P1"><text:span text:style-name="T1">(location) </text:span></text:p>
            <text:p text:style-name="P1">Boston, CA </text:p>
            <text:p text:style-name="P1"><text:span text:style-name="T3"><text:s/></text:span><text:span text:style-name="T1">(instance/site_id)</text:span></text:p>
            <text:p text:style-name="P1">456864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6" draw:id="id6" draw:layer="layout" svg:width="3.302cm" svg:height="3.302cm" svg:x="19.463cm" svg:y="7.239cm">
            <text:p text:style-name="P1"><text:span text:style-name="T1">(user name)</text:span></text:p>
            <text:p text:style-name="P1">Mary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7" draw:id="id7" draw:layer="layout" svg:width="3.302cm" svg:height="3.302cm" svg:x="19.463cm" svg:y="2.794cm">
            <text:p text:style-name="P1"><text:span text:style-name="T1">(user name)</text:span></text:p>
            <text:p text:style-name="P1">Laur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draw:type="line" svg:x1="8.16cm" svg:y1="4.445cm" svg:x2="11.024cm" svg:y2="5.023cm" draw:start-shape="id1" draw:start-glue-point="10" draw:end-shape="id2" draw:end-glue-point="5" svg:d="M8160 4445l2864 578" svg:viewBox="0 0 2865 579">
            <text:p/>
          </draw:connector>
          <draw:connector draw:style-name="gr3" draw:text-style-name="P1" draw:layer="layout" draw:type="line" svg:x1="8.16cm" svg:y1="8.89cm" svg:x2="10.001cm" svg:y2="7.493cm" draw:start-shape="id3" draw:start-glue-point="10" draw:end-shape="id2" svg:d="M8160 8890l1841-1397" svg:viewBox="0 0 1842 1398">
            <text:p/>
          </draw:connector>
          <draw:connector draw:style-name="gr3" draw:text-style-name="P1" draw:layer="layout" draw:type="line" svg:x1="6.509cm" svg:y1="10.541cm" svg:x2="6.509cm" svg:y2="11.747cm" draw:start-shape="id3" draw:start-glue-point="8" draw:end-shape="id4" draw:end-glue-point="4" svg:d="M6509 10541v1206" svg:viewBox="0 0 1 1207">
            <text:p/>
          </draw:connector>
          <draw:connector draw:style-name="gr3" draw:text-style-name="P1" draw:layer="layout" draw:type="line" svg:x1="11.843cm" svg:y1="13.97cm" svg:x2="10.002cm" svg:y2="15.24cm" draw:start-shape="id5" draw:start-glue-point="6" draw:end-shape="id4" draw:end-glue-point="10" svg:d="M11843 13970l-1841 1270" svg:viewBox="0 0 1842 1271">
            <text:p/>
          </draw:connector>
          <draw:connector draw:style-name="gr3" draw:text-style-name="P1" draw:layer="layout" draw:type="line" svg:x1="13.494cm" svg:y1="12.319cm" svg:x2="13.494cm" svg:y2="10.986cm" draw:start-shape="id5" draw:start-glue-point="4" draw:end-shape="id2" draw:end-glue-point="8" svg:d="M13494 12319v-1333" svg:viewBox="0 0 1 1334">
            <text:p/>
          </draw:connector>
          <draw:connector draw:style-name="gr3" draw:text-style-name="P1" draw:layer="layout" draw:type="line" svg:x1="19.463cm" svg:y1="8.89cm" svg:x2="16.987cm" svg:y2="7.493cm" draw:start-shape="id6" draw:start-glue-point="6" draw:end-shape="id2" svg:d="M19463 8890l-2476-1397" svg:viewBox="0 0 2477 1398">
            <text:p/>
          </draw:connector>
          <draw:connector draw:style-name="gr3" draw:text-style-name="P1" draw:layer="layout" draw:type="line" svg:x1="19.463cm" svg:y1="4.445cm" svg:x2="15.964cm" svg:y2="5.023cm" draw:start-shape="id7" draw:start-glue-point="6" draw:end-shape="id2" draw:end-glue-point="11" svg:d="M19463 4445l-3499 578" svg:viewBox="0 0 3500 579">
            <text:p/>
          </draw:connector>
          <draw:connector draw:style-name="gr3" draw:text-style-name="P1" draw:layer="layout" draw:type="line" svg:x1="15.145cm" svg:y1="13.97cm" svg:x2="16.668cm" svg:y2="15.303cm" draw:start-shape="id5" draw:start-glue-point="10" draw:end-shape="id8" svg:d="M15145 13970l1523 1333" svg:viewBox="0 0 1524 1334">
            <text:p/>
          </draw:connector>
          <draw:connector draw:style-name="gr4" draw:text-style-name="P1" draw:layer="layout" draw:type="line" svg:x1="11.024cm" svg:y1="9.963cm" svg:x2="8.979cm" svg:y2="12.77cm" draw:start-shape="id2" draw:start-glue-point="7" draw:end-shape="id4" draw:end-glue-point="11" svg:d="M11024 9963l-2045 2807" svg:viewBox="0 0 2046 2808">
            <text:p/>
          </draw:connector>
          <draw:connector draw:style-name="gr4" draw:text-style-name="P1" draw:layer="layout" draw:type="line" svg:x1="15.964cm" svg:y1="9.963cm" svg:x2="17.691cm" svg:y2="12.833cm" draw:start-shape="id2" draw:start-glue-point="9" draw:end-shape="id8" draw:end-glue-point="5" svg:d="M15964 9963l1727 2870" svg:viewBox="0 0 1728 2871">
            <text:p/>
          </draw:connector>
          <draw:connector draw:style-name="gr4" draw:text-style-name="P1" draw:layer="layout" draw:type="line" svg:x1="8.979cm" svg:y1="17.71cm" svg:x2="17.691cm" svg:y2="17.773cm" draw:start-shape="id4" draw:start-glue-point="9" draw:end-shape="id8" draw:end-glue-point="7" svg:d="M8979 17710l8712 63" svg:viewBox="0 0 8713 6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5-23T15:50:58.269279410</meta:creation-date>
    <meta:generator>LibreOffice/4.2.8.2$Linux_X86_64 LibreOffice_project/420m0$Build-2</meta:generator>
    <dc:date>2016-05-23T17:43:09.428681530</dc:date>
    <dc:creator>camilo </dc:creator>
    <meta:editing-duration>PT46M19S</meta:editing-duration>
    <meta:editing-cycles>5</meta:editing-cycles>
    <meta:document-statistic meta:object-count="20"/>
  </office:meta>
</office:document-meta>
</file>